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E000002BEDBA5CBEB1D6DC7EC.png" manifest:media-type="image/png"/>
  <manifest:file-entry manifest:full-path="Pictures/1000020100000780000003DFA6FB51574C92D1F3.png" manifest:media-type="image/png"/>
  <manifest:file-entry manifest:full-path="Pictures/1000020100000780000003DF4A043CD82631FE81.png" manifest:media-type="image/png"/>
  <manifest:file-entry manifest:full-path="Pictures/1000020100000780000003DF793E116A80CF0C26.png" manifest:media-type="image/png"/>
  <manifest:file-entry manifest:full-path="Pictures/1000020100000780000003DF579AACC8715D7081.png" manifest:media-type="image/png"/>
  <manifest:file-entry manifest:full-path="Pictures/1000020100000780000003DF5D0BB3D44049C6AC.png" manifest:media-type="image/png"/>
  <manifest:file-entry manifest:full-path="Pictures/10000000000000DB0000022AF1CC9D299BD693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pt" fo:border="none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4.31pt, 5.19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6.16pt" svg:y="0pt" svg:width="173.85pt" svg:height="111.34pt" draw:z-index="0"><draw:image xlink:href="Pictures/1000020100000780000003DF4A043CD82631FE81.png" xlink:type="simple" xlink:show="embed" xlink:actuate="onLoad" loext:mime-type="image/png"/></draw:frame><draw:frame draw:style-name="fr1" draw:name="Image2" text:anchor-type="paragraph" svg:x="151.09pt" svg:y="0pt" svg:width="162.71pt" svg:height="111.71pt" draw:z-index="1"><draw:image xlink:href="Pictures/1000020100000780000003DFA6FB51574C92D1F3.png" xlink:type="simple" xlink:show="embed" xlink:actuate="onLoad" loext:mime-type="image/png"/></draw:frame><draw:frame draw:style-name="fr1" draw:name="Image3" text:anchor-type="paragraph" svg:x="303.19pt" svg:y="0pt" svg:width="180.65pt" svg:height="115.34pt" draw:z-index="2"><draw:image xlink:href="Pictures/1000020100000780000003DF793E116A80CF0C2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-19.9pt" svg:y="37.81pt" svg:width="202.34pt" svg:height="104.46pt" draw:z-index="3"><draw:image xlink:href="Pictures/1000020100000780000003DF579AACC8715D7081.png" xlink:type="simple" xlink:show="embed" xlink:actuate="onLoad" loext:mime-type="image/png"/></draw:frame><draw:frame draw:style-name="fr2" draw:name="Image5" text:anchor-type="paragraph" svg:x="182.41pt" svg:y="37.36pt" svg:width="204.69pt" svg:height="105.65pt" draw:z-index="4"><draw:image xlink:href="Pictures/1000020100000780000003DF5D0BB3D44049C6AC.png" xlink:type="simple" xlink:show="embed" xlink:actuate="onLoad" loext:mime-type="image/png"/></draw:frame></text:p>
      <text:p text:style-name="P1"><draw:frame draw:style-name="fr3" draw:name="Image6" text:anchor-type="paragraph" svg:x="213.31pt" svg:y="20.01pt" svg:width="61.74pt" svg:height="156.1pt" draw:z-index="5"><draw:image xlink:href="Pictures/10000000000000DB0000022AF1CC9D299BD69314.png" xlink:type="simple" xlink:show="embed" xlink:actuate="onLoad" loext:mime-type="image/x-vclgraphic"/></draw:frame><draw:frame draw:style-name="fr4" draw:name="Image7" text:anchor-type="paragraph" svg:x="108.11pt" svg:y="-0.71pt" svg:width="62.7pt" svg:height="175.55pt" draw:z-index="6"><draw:image xlink:href="Pictures/10000000000000FE000002BEDBA5CBEB1D6DC7E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1pt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1:04:52.919997945</meta:creation-date>
    <dc:date>2018-11-09T22:37:15.016608864</dc:date>
    <meta:editing-duration>PT8M39S</meta:editing-duration>
    <meta:editing-cycles>1</meta:editing-cycles>
    <meta:document-statistic meta:table-count="0" meta:image-count="7" meta:object-count="0" meta:page-count="2" meta:paragraph-count="0" meta:word-count="0" meta:character-count="0" meta:non-whitespace-character-count="0"/>
    <meta:generator>LibreOffice/6.0.3.2$Linux_X86_64 LibreOffice_project/00m0$Build-2</meta:generator>
  </office:meta>
</office:document-meta>
</file>